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ContentManagerException.ObjectContentManag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ContentManagerException.ObjectContentManag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bjectContentManagerException.ObjectContentManagerException( String message ,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ContentManagerException.ObjectContentManagerException( Throwable nes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